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080" officeooo:paragraph-rsid="000e0080"/>
    </style:style>
    <style:style style:name="P2" style:family="paragraph" style:parent-style-name="Standard">
      <style:text-properties officeooo:paragraph-rsid="000e0080"/>
    </style:style>
    <style:style style:name="P3" style:family="paragraph" style:parent-style-name="Standard">
      <style:text-properties officeooo:rsid="0012e9d1" officeooo:paragraph-rsid="0012e9d1"/>
    </style:style>
    <style:style style:name="P4" style:family="paragraph" style:parent-style-name="Standard">
      <style:text-properties officeooo:paragraph-rsid="0012e9d1"/>
    </style:style>
    <style:style style:name="P5" style:family="paragraph" style:parent-style-name="Standard">
      <style:text-properties officeooo:rsid="0016d095" officeooo:paragraph-rsid="00185aad"/>
    </style:style>
    <style:style style:name="P6" style:family="paragraph" style:parent-style-name="Standard">
      <style:text-properties officeooo:rsid="0016d095" officeooo:paragraph-rsid="001d0845"/>
    </style:style>
    <style:style style:name="P7" style:family="paragraph" style:parent-style-name="Standard">
      <style:text-properties officeooo:rsid="00185aad" officeooo:paragraph-rsid="00185aad"/>
    </style:style>
    <style:style style:name="P8" style:family="paragraph" style:parent-style-name="Standard">
      <style:text-properties officeooo:rsid="00188291" officeooo:paragraph-rsid="00188291"/>
    </style:style>
    <style:style style:name="P9" style:family="paragraph" style:parent-style-name="Standard">
      <style:text-properties officeooo:rsid="001d0845" officeooo:paragraph-rsid="001d0845"/>
    </style:style>
    <style:style style:name="P10" style:family="paragraph" style:parent-style-name="Standard">
      <style:text-properties officeooo:rsid="001e9f82" officeooo:paragraph-rsid="001e9f82"/>
    </style:style>
    <style:style style:name="P11" style:family="paragraph" style:parent-style-name="Standard">
      <style:text-properties officeooo:rsid="001f0fc2" officeooo:paragraph-rsid="001f0fc2"/>
    </style:style>
    <style:style style:name="P12" style:family="paragraph" style:parent-style-name="Standard">
      <style:text-properties officeooo:rsid="00202c91" officeooo:paragraph-rsid="00202c91"/>
    </style:style>
    <style:style style:name="P13" style:family="paragraph" style:parent-style-name="Standard">
      <style:text-properties officeooo:rsid="002190b3" officeooo:paragraph-rsid="002190b3"/>
    </style:style>
    <style:style style:name="P14" style:family="paragraph" style:parent-style-name="Standard">
      <style:text-properties officeooo:rsid="002260f1" officeooo:paragraph-rsid="002260f1"/>
    </style:style>
    <style:style style:name="T1" style:family="text">
      <style:text-properties officeooo:rsid="000e0080"/>
    </style:style>
    <style:style style:name="T2" style:family="text">
      <style:text-properties officeooo:rsid="000fc0ab"/>
    </style:style>
    <style:style style:name="T3" style:family="text">
      <style:text-properties officeooo:rsid="0012e9d1"/>
    </style:style>
    <style:style style:name="T4" style:family="text">
      <style:text-properties officeooo:rsid="0016d095"/>
    </style:style>
    <style:style style:name="T5" style:family="text">
      <style:text-properties officeooo:rsid="001c14dc"/>
    </style:style>
    <style:style style:name="T6" style:family="text">
      <style:text-properties officeooo:rsid="00202c9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Requirements for bookmyshow</text:span></text:p>
      <text:p text:style-name="Standard"/>
      <text:p text:style-name="P1">1. Select a city.</text:p>
      <text:p text:style-name="P8">2. A city will have multiple theaters.</text:p>
      <text:p text:style-name="P8">3. A theatre will have multiple halls.</text:p>
      <text:p text:style-name="P1">2. Show list of movies being shown in the city.</text:p>
      <text:p text:style-name="P3">3. We can search a movie.</text:p>
      <text:p text:style-name="P2"><text:span text:style-name="T1">3. Filter the movies based on language, Genres, Format (2D, 3D, </text:span><text:span text:style-name="T2">IMAX</text:span><text:span text:style-name="T3">), Theaters</text:span></text:p>
      <text:p text:style-name="P2"/>
      <text:p text:style-name="P3">4. We can book tickets by first selecting a movie then clicking on book tickets.</text:p>
      <text:p text:style-name="P4"><text:span text:style-name="T3">5. When clicking on booktickets, I can see a list of </text:span><text:span text:style-name="T4">theaters</text:span><text:span text:style-name="T3"> with show timings. With prices.</text:span></text:p>
      <text:p text:style-name="P3">6. Clicking on a show takes us to seat selection.</text:p>
      <text:p text:style-name="P3">7. After seat selection go to payment page.</text:p>
      <text:p text:style-name="P3"/>
      <text:p text:style-name="P3">8. We can add coupon/promo code on the payment page.</text:p>
      <text:p text:style-name="P3">9. We can pay using various payment options.</text:p>
      <text:p text:style-name="P3"/>
      <text:p text:style-name="P3"/>
      <text:p text:style-name="P6">City</text:p>
      <text:p text:style-name="P6">---------</text:p>
      <text:p text:style-name="P9">id: int</text:p>
      <text:p text:style-name="P9">theaters: Theater[]</text:p>
      <text:p text:style-name="P9"/>
      <text:p text:style-name="P9">Theater</text:p>
      <text:p text:style-name="P9">-------------</text:p>
      <text:p text:style-name="P9">id: int</text:p>
      <text:p text:style-name="P9">halls: Hall[]</text:p>
      <text:p text:style-name="P10"/>
      <text:p text:style-name="P10"/>
      <text:p text:style-name="P11">Hall</text:p>
      <text:p text:style-name="P11">--------------</text:p>
      <text:p text:style-name="P11">id: int</text:p>
      <text:p text:style-name="P11">shows: Show[]</text:p>
      <text:p text:style-name="P11">seats: Seat[]</text:p>
      <text:p text:style-name="P11"/>
      <text:p text:style-name="P11">Seat <text:s text:c="39"/>SeatType</text:p>
      <text:p text:style-name="P11">--------------<text:tab/><text:tab/><text:tab/>------</text:p>
      <text:p text:style-name="P11">id: int<text:tab/><text:tab/><text:tab/><text:tab/>RECLYNER</text:p>
      <text:p text:style-name="P11">seat_type: SeatType<text:tab/><text:tab/>GOLD</text:p>
      <text:p text:style-name="P11"><text:tab/><text:tab/><text:tab/><text:tab/>VIP</text:p>
      <text:p text:style-name="P11"/>
      <text:p text:style-name="P11">Show</text:p>
      <text:p text:style-name="P11">-----------</text:p>
      <text:p text:style-name="P11">id: int</text:p>
      <text:p text:style-name="P11">movie: Movie</text:p>
      <text:p text:style-name="P11">showSeats: ShowSeat[]</text:p>
      <text:p text:style-name="P11"/>
      <text:p text:style-name="P11">ShowSeat<text:tab/><text:tab/><text:tab/><text:span text:style-name="T6">SeatStatus</text:span></text:p>
      <text:p text:style-name="P11">--------------<text:tab/><text:tab/><text:tab/>---------<text:tab/></text:p>
      <text:p text:style-name="P12">id: int<text:tab/><text:tab/><text:tab/><text:tab/>AVAILABLE</text:p>
      <text:p text:style-name="P12">seat: Seat<text:tab/><text:tab/><text:tab/>LOCKED</text:p>
      <text:p text:style-name="P12">seatStatus: SeatStatus<text:tab/><text:tab/>UNAVAILABLE</text:p>
      <text:p text:style-name="P12"><text:soft-page-break/></text:p>
      <text:p text:style-name="P9"/>
      <text:p text:style-name="P6"/>
      <text:p text:style-name="P7">Conceptual entities</text:p>
      <text:p text:style-name="P5"><text:span text:style-name="T5">Payment, Ticket</text:span></text:p>
      <text:p text:style-name="P5"/>
      <text:p text:style-name="P13">Payment</text:p>
      <text:p text:style-name="P13">-------------</text:p>
      <text:p text:style-name="P13">id: int</text:p>
      <text:p text:style-name="P13">amount: double</text:p>
      <text:p text:style-name="P13">payment_mode: PaymentMode</text:p>
      <text:p text:style-name="P14">payment_status: PaymentStatus <text:s/>(PENDING, PAYED, NOT_PAYED)</text:p>
      <text:p text:style-name="P13">pay_strategy: PaymentStrategy</text:p>
      <text:p text:style-name="P13"/>
      <text:p text:style-name="P14"/>
      <text:p text:style-name="P14">Ticket</text:p>
      <text:p text:style-name="P14">---------------</text:p>
      <text:p text:style-name="P14">id: int</text:p>
      <text:p text:style-name="P14">ticket_status: TicketStatus (BOOKED, CANCELLED)</text:p>
      <text:p text:style-name="P14">payment: Payment</text:p>
      <text:p text:style-name="P14">show: Show</text:p>
      <text:p text:style-name="P14">seats: Seat[]</text:p>
      <text:p text:style-name="P14">user: User</text:p>
      <text:p text:style-name="P14"/>
      <text:p text:style-name="P14"/>
      <text:p text:style-name="P14">User</text:p>
      <text:p text:style-name="P14">--------------</text:p>
      <text:p text:style-name="P14">id: int</text:p>
      <text:p text:style-name="P14">name: String</text:p>
      <text:p text:style-name="P14">password: String</text:p>
      <text:p text:style-name="P14">email: String</text:p>
      <text:p text:style-name="P13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3:51:06.059892552</meta:creation-date>
    <dc:date>2024-02-17T17:42:16.441327265</dc:date>
    <meta:editing-duration>PT29M28S</meta:editing-duration>
    <meta:editing-cycles>1</meta:editing-cycles>
    <meta:document-statistic meta:table-count="0" meta:image-count="0" meta:object-count="0" meta:page-count="2" meta:paragraph-count="64" meta:word-count="215" meta:character-count="1443" meta:non-whitespace-character-count="1230"/>
    <meta:generator>LibreOffice/6.4.7.2$Linux_X86_64 LibreOffice_project/40$Build-2</meta:generator>
  </office:meta>
</office:document-meta>
</file>